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preter.setInterpreterID( String interpre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contextualize( org . apache . avalon . framework . context .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nterpreter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service( ServiceManager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terpreter.regist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nterpreter.forwardTo( String uri , Object bizData , WebContinuation continuation , Redirector redire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Interpreter.getScrip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